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4b40e" officeooo:paragraph-rsid="0004b40e"/>
    </style:style>
    <style:style style:name="P3" style:family="paragraph" style:parent-style-name="Standard">
      <style:paragraph-properties fo:text-align="start" style:justify-single-word="false"/>
      <style:text-properties style:font-name="CMR10" fo:font-size="11pt" style:font-size-asian="11pt"/>
    </style:style>
    <style:style style:name="P4" style:family="paragraph" style:parent-style-name="Standard">
      <style:paragraph-properties fo:text-align="start" style:justify-single-word="false"/>
      <style:text-properties style:font-name="CMR10" fo:font-size="11pt" officeooo:paragraph-rsid="0002c99c" style:font-size-asian="11pt"/>
    </style:style>
    <style:style style:name="P5" style:family="paragraph" style:parent-style-name="Standard">
      <style:paragraph-properties fo:text-align="start" style:justify-single-word="false"/>
      <style:text-properties style:font-name="CMR10" fo:font-size="11pt" officeooo:rsid="0001b8ce" officeooo:paragraph-rsid="0001b8ce" style:font-size-asian="11pt"/>
    </style:style>
    <style:style style:name="P6" style:family="paragraph" style:parent-style-name="Standard">
      <style:paragraph-properties fo:text-align="start" style:justify-single-word="false"/>
      <style:text-properties style:font-name="CMR10" fo:font-size="11pt" officeooo:rsid="0002c99c" officeooo:paragraph-rsid="0002c99c" style:font-size-asian="11pt"/>
    </style:style>
    <style:style style:name="P7" style:family="paragraph" style:parent-style-name="Standard">
      <style:paragraph-properties fo:text-align="start" style:justify-single-word="false"/>
      <style:text-properties style:font-name="CMR10" fo:font-size="11pt" officeooo:rsid="00141db4" officeooo:paragraph-rsid="00141db4" style:font-size-asian="11pt"/>
    </style:style>
    <style:style style:name="P8" style:family="paragraph" style:parent-style-name="Standard" style:list-style-name="L1">
      <style:paragraph-properties fo:text-align="start" style:justify-single-word="false"/>
      <style:text-properties style:font-name="CMR10" fo:font-size="11pt" officeooo:rsid="0001b8ce" officeooo:paragraph-rsid="00122959" style:font-size-asian="11pt"/>
    </style:style>
    <style:style style:name="P9" style:family="paragraph" style:parent-style-name="Standard" style:list-style-name="L1">
      <style:paragraph-properties fo:text-align="start" style:justify-single-word="false"/>
      <style:text-properties style:font-name="CMR10" fo:font-size="11pt" officeooo:rsid="0001b8ce" officeooo:paragraph-rsid="0001b8ce" style:font-size-asian="11pt"/>
    </style:style>
    <style:style style:name="P10" style:family="paragraph" style:parent-style-name="Standard" style:list-style-name="L2">
      <style:paragraph-properties fo:text-align="start" style:justify-single-word="false"/>
      <style:text-properties style:font-name="CMR10" fo:font-size="11pt" officeooo:rsid="0001b8ce" officeooo:paragraph-rsid="0001b8ce" style:font-size-asian="11pt"/>
    </style:style>
    <style:style style:name="P11" style:family="paragraph" style:parent-style-name="Standard" style:list-style-name="L1">
      <style:paragraph-properties fo:text-align="start" style:justify-single-word="false"/>
      <style:text-properties style:font-name="CMR10" fo:font-size="11pt" officeooo:rsid="0002c99c" officeooo:paragraph-rsid="0002c99c" style:font-size-asian="11pt"/>
    </style:style>
    <style:style style:name="P12" style:family="paragraph" style:parent-style-name="Standard" style:list-style-name="L4">
      <style:paragraph-properties fo:text-align="start" style:justify-single-word="false"/>
      <style:text-properties style:font-name="CMR10" fo:font-size="11pt" officeooo:rsid="0002c99c" officeooo:paragraph-rsid="0002c99c" style:font-size-asian="11pt"/>
    </style:style>
    <style:style style:name="P13" style:family="paragraph" style:parent-style-name="Standard" style:list-style-name="L3">
      <style:paragraph-properties fo:text-align="start" style:justify-single-word="false"/>
      <style:text-properties style:font-name="CMR10" fo:font-size="11pt" officeooo:paragraph-rsid="0002c99c" style:font-size-asian="11pt"/>
    </style:style>
    <style:style style:name="P14" style:family="paragraph" style:parent-style-name="Standard" style:list-style-name="L3">
      <style:paragraph-properties fo:text-align="start" style:justify-single-word="false"/>
      <style:text-properties style:font-name="CMR10" fo:font-size="11pt" officeooo:rsid="00062d6f" officeooo:paragraph-rsid="00062d6f" style:font-size-asian="11pt"/>
    </style:style>
    <style:style style:name="P15" style:family="paragraph" style:parent-style-name="Standard" style:list-style-name="L4">
      <style:paragraph-properties fo:text-align="start" style:justify-single-word="false"/>
      <style:text-properties style:font-name="CMR10" fo:font-size="11pt" officeooo:rsid="00062d6f" officeooo:paragraph-rsid="00062d6f" style:font-size-asian="11pt"/>
    </style:style>
    <style:style style:name="P16" style:family="paragraph" style:parent-style-name="Standard" style:list-style-name="L4">
      <style:paragraph-properties fo:text-align="start" style:justify-single-word="false"/>
      <style:text-properties style:font-name="CMR10" fo:font-size="11pt" officeooo:rsid="00075a5b" officeooo:paragraph-rsid="00075a5b" style:font-size-asian="11pt"/>
    </style:style>
    <style:style style:name="P17" style:family="paragraph" style:parent-style-name="Standard" style:list-style-name="L4">
      <style:paragraph-properties fo:text-align="start" style:justify-single-word="false"/>
      <style:text-properties style:font-name="CMR10" fo:font-size="11pt" officeooo:rsid="00092f7c" officeooo:paragraph-rsid="00092f7c" style:font-size-asian="11pt"/>
    </style:style>
    <style:style style:name="P18" style:family="paragraph" style:parent-style-name="Standard" style:list-style-name="L1">
      <style:paragraph-properties fo:text-align="start" style:justify-single-word="false"/>
      <style:text-properties fo:color="#00a933" style:font-name="CMR10" fo:font-size="11pt" officeooo:rsid="00122959" officeooo:paragraph-rsid="00122959" style:font-size-asian="11pt"/>
    </style:style>
    <style:style style:name="P19" style:family="paragraph" style:parent-style-name="Standard" style:list-style-name="L1">
      <style:paragraph-properties fo:text-align="start" style:justify-single-word="false"/>
      <style:text-properties officeooo:rsid="0001b8ce" officeooo:paragraph-rsid="0001b8ce"/>
    </style:style>
    <style:style style:name="P20" style:family="paragraph" style:parent-style-name="Standard" style:list-style-name="L2">
      <style:paragraph-properties fo:text-align="start" style:justify-single-word="false"/>
      <style:text-properties fo:color="#069a2e" style:font-name="CMR10" fo:font-size="11pt" officeooo:rsid="001b7e37" officeooo:paragraph-rsid="001b7e37" style:font-size-asian="11pt"/>
    </style:style>
    <style:style style:name="P21" style:family="paragraph" style:parent-style-name="Standard" style:list-style-name="L3">
      <style:paragraph-properties fo:text-align="start" style:justify-single-word="false"/>
      <style:text-properties fo:color="#069a2e" style:font-name="CMR10" fo:font-size="11pt" officeooo:rsid="00141db4" officeooo:paragraph-rsid="00141db4" style:font-size-asian="11pt"/>
    </style:style>
    <style:style style:name="P22" style:family="paragraph" style:parent-style-name="Standard" style:list-style-name="L3">
      <style:paragraph-properties fo:text-align="start" style:justify-single-word="false"/>
      <style:text-properties fo:color="#069a2e" style:font-name="CMR10" fo:font-size="11pt" officeooo:rsid="00165085" officeooo:paragraph-rsid="00165085" style:font-size-asian="11pt"/>
    </style:style>
    <style:style style:name="P23" style:family="paragraph" style:parent-style-name="Standard" style:list-style-name="L4">
      <style:paragraph-properties fo:text-align="start" style:justify-single-word="false"/>
      <style:text-properties fo:color="#069a2e" style:font-name="CMR10" fo:font-size="11pt" officeooo:rsid="00165085" officeooo:paragraph-rsid="00165085" style:font-size-asian="11pt"/>
    </style:style>
    <style:style style:name="P24" style:family="paragraph" style:parent-style-name="Standard" style:list-style-name="L4">
      <style:paragraph-properties fo:text-align="start" style:justify-single-word="false"/>
      <style:text-properties fo:color="#069a2e" style:font-name="CMR10" fo:font-size="11pt" officeooo:rsid="00179fac" officeooo:paragraph-rsid="0019e001" style:font-size-asian="11pt"/>
    </style:style>
    <style:style style:name="P25" style:family="paragraph" style:parent-style-name="Standard">
      <style:paragraph-properties fo:text-align="start" style:justify-single-word="false"/>
      <style:text-properties fo:color="#069a2e" style:font-name="CMR10" fo:font-size="11pt" officeooo:rsid="00179fac" officeooo:paragraph-rsid="0019e001" style:font-size-asian="11pt"/>
    </style:style>
    <style:style style:name="P26" style:family="paragraph" style:parent-style-name="Standard">
      <style:paragraph-properties fo:text-align="start" style:justify-single-word="false"/>
      <style:text-properties fo:color="#069a2e" style:font-name="CMR10" fo:font-size="11pt" officeooo:rsid="00224fcb" officeooo:paragraph-rsid="00224fcb" style:font-size-asian="11pt"/>
    </style:style>
    <style:style style:name="P27" style:family="paragraph" style:parent-style-name="Standard" style:list-style-name="L2">
      <style:paragraph-properties fo:text-align="start" style:justify-single-word="false"/>
      <style:text-properties fo:color="#c9211e" style:font-name="CMR10" fo:font-size="11pt" officeooo:rsid="0004b40e" officeooo:paragraph-rsid="0004b40e" style:font-size-asian="11pt"/>
    </style:style>
    <style:style style:name="P28" style:family="paragraph" style:parent-style-name="Standard" style:list-style-name="L4">
      <style:paragraph-properties fo:text-align="start" style:justify-single-word="false"/>
      <style:text-properties officeooo:rsid="00062d6f" officeooo:paragraph-rsid="00062d6f"/>
    </style:style>
    <style:style style:name="T1" style:family="text">
      <style:text-properties style:font-name="CMR10" fo:font-size="11pt" style:font-size-asian="11pt"/>
    </style:style>
    <style:style style:name="T2" style:family="text">
      <style:text-properties style:font-name="CMR10" fo:font-size="11pt" officeooo:rsid="00075a5b" style:font-size-asian="11pt"/>
    </style:style>
    <style:style style:name="T3" style:family="text">
      <style:text-properties style:font-name="CMR10" fo:font-size="11pt" officeooo:rsid="000c024c" style:font-size-asian="11pt"/>
    </style:style>
    <style:style style:name="T4" style:family="text">
      <style:text-properties style:font-name="CMBX10" fo:font-size="11pt" style:font-size-asian="11pt"/>
    </style:style>
    <style:style style:name="T5" style:family="text">
      <style:text-properties officeooo:rsid="00122959"/>
    </style:style>
    <style:style style:name="T6" style:family="text">
      <style:text-properties officeooo:rsid="0015ac41"/>
    </style:style>
    <style:style style:name="T7" style:family="text">
      <style:text-properties officeooo:rsid="0018194f"/>
    </style:style>
    <style:style style:name="T8" style:family="text">
      <style:text-properties officeooo:rsid="001cf2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 </text:span><text:span text:style-name="T1">Performance metrics such as scalability, throughput, etc.</text:span></text:p>
      <text:p text:style-name="P3"/>
      <text:list xml:id="list863399498" text:style-name="L1">
        <text:list-item>
          <text:p text:style-name="P8">scalability <text:span text:style-name="T5">&amp;</text:span> throughput</text:p>
          <text:list>
            <text:list-item>
              <text:p text:style-name="P18">Our architectural design is based in the environment of amazon web services. Sufficient up-scaling in terms of computing resources is ensured by Amazon. The stream processing is completely parallel and therefore not bottlenecks like a common processing step for multiple streams is expected. The visualization in kibana and elasticsearch is the only component where multiple streams need to be fed to a single instance. Since it its only a visualization tool, which executes no calculation we do not expect it to be a bottleneck as well.</text:p>
            </text:list-item>
          </text:list>
        </text:list-item>
        <text:list-item>
          <text:p text:style-name="P9">throughput</text:p>
          <text:list>
            <text:list-item>
              <text:p text:style-name="P19"><text:span text:style-name="T1">Since each stream can be handled completely </text:span><text:span text:style-name="T3">individually</text:span><text:span text:style-name="T1"> there is no problem in </text:span><text:span text:style-name="T3">throughput</text:span></text:p>
            </text:list-item>
            <text:list-item>
              <text:p text:style-name="P11">Are the bottlenecks?</text:p>
            </text:list-item>
          </text:list>
        </text:list-item>
      </text:list>
      <text:p text:style-name="P6"/>
      <text:p text:style-name="P2"><text:span text:style-name="T1">Performance metrics other than those for RRCF and F-Shift are not needed since the rest is just visualization (no computation just display → </text:span><text:span text:style-name="T3">therefore</text:span><text:span text:style-name="T1"> nothing else need)</text:span></text:p>
      <text:p text:style-name="P5"/>
      <text:p text:style-name="P5"/>
      <text:p text:style-name="P1"><text:span text:style-name="T4">{ </text:span><text:span text:style-name="T1">Quality metrics such as accuracy, completeness, timeliness, consistency, etc.</text:span></text:p>
      <text:p text:style-name="P3"/>
      <text:list xml:id="list2242879382" text:style-name="L2">
        <text:list-item>
          <text:p text:style-name="P10">Accuracy</text:p>
          <text:list>
            <text:list-item>
              <text:p text:style-name="P10">RCCF boundaries?</text:p>
            </text:list-item>
            <text:list-item>
              <text:p text:style-name="P10">F-Shift error bounding</text:p>
            </text:list-item>
            <text:list-item>
              <text:p text:style-name="P20">The RRCF algorithm was demonstrated to perform way better in terms of positive precision and recall compared to the older isolation forest method. <text:span text:style-name="T8">This method showed in the test scenarios of <text:s/>the developers a superior recognition rate of 77 to 87 percent of all outliers. Compared to 42 to 51 at the isolation forest method depending on the sample size. These results are achieve, while maintained a positive precision of 44 to 57 percent. This means about every second detected outlier is a true positive, which is for highly unbalanced problems like outlier recognition a very good result. [cite paper]</text:span></text:p>
            </text:list-item>
          </text:list>
        </text:list-item>
        <text:list-item>
          <text:p text:style-name="P10">Completeness</text:p>
          <text:list>
            <text:list-item>
              <text:p text:style-name="P10">Non-schema compliant datapoints are stored?</text:p>
            </text:list-item>
          </text:list>
        </text:list-item>
        <text:list-item>
          <text:p text:style-name="P10">timeliness</text:p>
          <text:list>
            <text:list-item>
              <text:p text:style-name="P10">near real time?</text:p>
            </text:list-item>
            <text:list-item>
              <text:p text:style-name="P27">RCCF → linear time complexity?</text:p>
            </text:list-item>
            <text:list-item>
              <text:p text:style-name="P20">The processing of the streams is executed and visualized in near real time. The RRCF algorithm uses downsampling and guarantees a sublinear update time of the individual trees. [CITE PAPER]Therefore we can ensure <text:s text:c="3"/>the near real time requirements of our application.</text:p>
            </text:list-item>
          </text:list>
        </text:list-item>
        <text:list-item>
          <text:p text:style-name="P10">consistency</text:p>
          <text:list>
            <text:list-item>
              <text:p text:style-name="P10">HDFS / S3 consistency?</text:p>
            </text:list-item>
          </text:list>
        </text:list-item>
      </text:list>
      <text:p text:style-name="P5"/>
      <text:p text:style-name="P5"/>
      <text:p text:style-name="P5"/>
      <text:p text:style-name="P5"/>
      <text:p text:style-name="P5">Ideal infrastructure setting - present the ideal implementation of your architecture within</text:p>
      <text:p text:style-name="P4">a distributed cluster. </text:p>
      <text:p text:style-name="P4"/>
      <text:list xml:id="list3688083897" text:style-name="L3">
        <text:list-item>
          <text:p text:style-name="P13">What is the optimal size of the cluster? </text:p>
          <text:list>
            <text:list-item>
              <text:p text:style-name="P14">Depends on the current workload and will be scaled by the AWS cloud.</text:p>
            </text:list-item>
            <text:list-item>
              <text:p text:style-name="P21">The optimal cluster size will be evaluated with the usage of AWS auto scaling. In Amazon web service environment we can define certain auto-scaling groups to ensure a minimum cluster size, desired capacities and a scaling guideline. The specific parameters <text:span text:style-name="T7">and decision rules</text:span> for our scaling strategy <text:span text:style-name="T7">(e.g. resource utilization limits of adding new instances etc.)</text:span> for a future real life scenario could not be evaluated during the POC implementation. <text:line-break/><text:line-break/><text:span text:style-name="T6">In theory we do expect our instances to grow linear by the number of streams, since we haven’t encountered a coherency delay or non parallelizable tasks using the Universal Scalability Law. The ratio of the number of instances of each component should remain equal as well. But of </text:span><text:soft-page-break/><text:span text:style-name="T6">course this is subject to further analysis in a real life scenario since in the basic scenario we do not reach the limits of processing capabilities of any instance.</text:span></text:p>
            </text:list-item>
          </text:list>
        </text:list-item>
      </text:list>
      <text:p text:style-name="P7"/>
      <text:p text:style-name="P7"/>
      <text:list xml:id="list181836780960170" text:continue-numbering="true" text:style-name="L3">
        <text:list-item>
          <text:p text:style-name="P13">How would you distribute each of the components within the available machines?</text:p>
          <text:list>
            <text:list-item>
              <text:p text:style-name="P14">If would have to do it in an on-premise machine → we would distribute it to different machines but in cloud not relevant</text:p>
            </text:list-item>
            <text:list-item>
              <text:p text:style-name="P22">In our architecture our components are embedded in a multi tenancy architecture. Therefore our <text:s/>components are embedded in different machines which are distributed in a transparent manner in the amazon web service environment.<text:line-break/><text:line-break/>In an on-premise architecture we would separate the machine to be able to handle variations of the workload and scaling in an structured and organized way.</text:p>
            </text:list-item>
          </text:list>
        </text:list-item>
      </text:list>
      <text:p text:style-name="P4"/>
      <text:p text:style-name="P4"/>
      <text:p text:style-name="P7"/>
      <text:p text:style-name="P4"/>
      <text:p text:style-name="P5">Programming languages and external libraries being used.</text:p>
      <text:p text:style-name="P5"/>
      <text:list xml:id="list1199779256" text:style-name="L4">
        <text:list-item>
          <text:p text:style-name="P12">Which programming languages are used?</text:p>
          <text:list>
            <text:list-item>
              <text:p text:style-name="P28"><text:span text:style-name="T1">F-SHIFT →</text:span><text:span text:style-name="T2"> Java 8 </text:span></text:p>
            </text:list-item>
            <text:list-item>
              <text:p text:style-name="P15">Implementation by Amazon RRCF → default implementation → language etc unknown</text:p>
            </text:list-item>
            <text:list-item>
              <text:p text:style-name="P23">Our used implementation of the compression algorithm F-Shift is implemented in Java 8. The implementation of the anomaly detection algorithm RRCF is done by amazon and the source code is not available to the user. The interaction with this algorithm uses SQL.</text:p>
            </text:list-item>
          </text:list>
        </text:list-item>
        <text:list-item>
          <text:p text:style-name="P12">What counts as external library?</text:p>
          <text:list>
            <text:list-item>
              <text:p text:style-name="P15">Re-mention the components</text:p>
            </text:list-item>
            <text:list-item>
              <text:p text:style-name="P16">Apache Flink for java (spark streaming alternative)</text:p>
            </text:list-item>
            <text:list-item>
              <text:p text:style-name="P17">kinesis analytics application runs of SQL (instead of flink, since that is not covered by the student package)</text:p>
              <text:list>
                <text:list-item>
                  <text:p text:style-name="P17">Furthermore the RRCF implementation is only available for SQL</text:p>
                </text:list-item>
              </text:list>
            </text:list-item>
            <text:list-item>
              <text:p text:style-name="P24">Our <text:span text:style-name="T7">architecture</text:span> is based on the amazon components as mentioned in the tool selection in Section 3. <text:span text:style-name="T7">Therefore we only use the F-Shift implementation which is not part of the AWS environment, but this is an individual implementation in Apache Flink.</text:span></text:p>
            </text:list-item>
            <text:list-item>
              <text:p text:style-name="P24"><text:s/><text:span text:style-name="T7">Inside of the AWS environment we </text:span>use Amazon Kinesis Stream Ingestion, Firehouse and Analytics. The implementation of RRCF is also from Amazon itself and used with Apache Flink. The data storage is handled by another amazon implementation Amazon S3. The data in the serving layer is managed by an elastic search engine and loaded via logstash. The frontend visualizations are handled by Kibana.</text:p>
            </text:list-item>
          </text:list>
        </text:list-item>
      </text:list>
      <text:p text:style-name="P25"/>
      <text:p text:style-name="P25"/>
      <text:p text:style-name="P25">A sufficient throughput is ensured due to the fact that our stream processing is completely parallel and therefore no bottlenecks like a common processing step for multiple streams is expected. </text:p>
      <text:p text:style-name="P25"/>
      <text:p text:style-name="P26">Sufficient throughput is expected since the algorithms used have a sublinear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MBX10" svg:font-family="CMBX10"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21:14:27.907000000</meta:creation-date>
    <dc:date>2019-06-14T18:18:36.621000000</dc:date>
    <meta:editing-duration>PT1H21M21S</meta:editing-duration>
    <meta:editing-cycles>13</meta:editing-cycles>
    <meta:generator>LibreOffice/6.2.0.3$Windows_X86_64 LibreOffice_project/98c6a8a1c6c7b144ce3cc729e34964b47ce25d62</meta:generator>
    <meta:document-statistic meta:table-count="0" meta:image-count="0" meta:object-count="0" meta:page-count="2" meta:paragraph-count="42" meta:word-count="887" meta:character-count="5435" meta:non-whitespace-character-count="4611"/>
  </office:meta>
</office:document-meta>
</file>